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3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76d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7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27775250417391" calcext:value-type="float">
            <text:p>-0.727775250417391</text:p>
          </table:table-cell>
          <table:table-cell table:formula="of:=[.B4]"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53665703" calcext:value-type="float">
            <text:p>0.1153665703</text:p>
          </table:table-cell>
          <table:table-cell table:formula="of:=[.B5]"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938597190837" calcext:value-type="float">
            <text:p>-0.82938597190837</text:p>
          </table:table-cell>
          <table:table-cell table:formula="of:=[.B6]"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75385141049163" calcext:value-type="float">
            <text:p>-0.75385141049163</text:p>
          </table:table-cell>
          <table:table-cell table:formula="of:=[.B7]"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147386921" calcext:value-type="float">
            <text:p>-0.6147386921</text:p>
          </table:table-cell>
          <table:table-cell table:formula="of:=[.B8]"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91175" calcext:value-type="float">
            <text:p>-0.891175</text:p>
          </table:table-cell>
          <table:table-cell table:formula="of:=[.B9]"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81896397" calcext:value-type="float">
            <text:p>-0.8181896397</text:p>
          </table:table-cell>
          <table:table-cell table:formula="of:=[.B11]"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916186912" calcext:value-type="float">
            <text:p>-0.7916186912</text:p>
          </table:table-cell>
          <table:table-cell table:formula="of:=[.B12]"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7028230694" calcext:value-type="float">
            <text:p>-0.7028230694</text:p>
          </table:table-cell>
          <table:table-cell table:formula="of:=[.B13]"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7338092286087" calcext:value-type="float">
            <text:p>-0.67338092286087</text:p>
          </table:table-cell>
          <table:table-cell table:formula="of:=[.B16]" office:value-type="float" office:value="-0.67338092286087" calcext:value-type="float">
            <text:p>-0.6733809228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50735635" calcext:value-type="float">
            <text:p>0.2250735635</text:p>
          </table:table-cell>
          <table:table-cell table:formula="of:=[.B17]" office:value-type="float" office:value="0.2250735635" calcext:value-type="float">
            <text:p>0.22507356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1814336574316" calcext:value-type="float">
            <text:p>-0.821814336574316</text:p>
          </table:table-cell>
          <table:table-cell table:formula="of:=[.B18]" office:value-type="float" office:value="-0.821814336574316" calcext:value-type="float">
            <text:p>-0.8218143365743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74450738425684" calcext:value-type="float">
            <text:p>-0.674450738425684</text:p>
          </table:table-cell>
          <table:table-cell table:formula="of:=[.B19]" office:value-type="float" office:value="-0.674450738425684" calcext:value-type="float">
            <text:p>-0.6744507384256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65883" calcext:value-type="float">
            <text:p>-0.5765883</text:p>
          </table:table-cell>
          <table:table-cell table:formula="of:=[.B20]" office:value-type="float" office:value="-0.5765883" calcext:value-type="float">
            <text:p>-0.576588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82766706" calcext:value-type="float">
            <text:p>-0.8782766706</text:p>
          </table:table-cell>
          <table:table-cell table:formula="of:=[.B21]" office:value-type="float" office:value="-0.8782766706" calcext:value-type="float">
            <text:p>-0.8782766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table:formula="of:=[.B22]" office:value-type="string" office:string-value=" [ 0.         0.        -0.0105774]" calcext:value-type="string">
            <text:p><text:s/>[ 0. <text:s text:c="8"/>0. <text:s text:c="7"/>-0.010577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676789499" calcext:value-type="float">
            <text:p>-0.8676789499</text:p>
          </table:table-cell>
          <table:table-cell table:formula="of:=[.B23]" office:value-type="float" office:value="-0.8676789499" calcext:value-type="float">
            <text:p>-0.86767894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481325375" calcext:value-type="float">
            <text:p>-0.7481325375</text:p>
          </table:table-cell>
          <table:table-cell table:formula="of:=[.B24]" office:value-type="float" office:value="-0.7481325375" calcext:value-type="float">
            <text:p>-0.74813253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26053864" calcext:value-type="float">
            <text:p>-0.6426053864</text:p>
          </table:table-cell>
          <table:table-cell table:formula="of:=[.B25]" office:value-type="float" office:value="-0.6426053864" calcext:value-type="float">
            <text:p>-0.64260538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871650909508696" calcext:value-type="float">
            <text:p>0.871650909508696</text:p>
          </table:table-cell>
          <table:table-cell table:formula="of:=[.B28]" office:value-type="float" office:value="0.871650909508696" calcext:value-type="float">
            <text:p>0.8716509095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30784613875" calcext:value-type="float">
            <text:p>1.30784613875</text:p>
          </table:table-cell>
          <table:table-cell table:formula="of:=[.B29]" office:value-type="float" office:value="1.30784613875" calcext:value-type="float">
            <text:p>1.3078461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312286071461726" calcext:value-type="float">
            <text:p>0.312286071461726</text:p>
          </table:table-cell>
          <table:table-cell table:formula="of:=[.B30]" office:value-type="float" office:value="0.312286071461726" calcext:value-type="float">
            <text:p>0.3122860714617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16857905333827" calcext:value-type="float">
            <text:p>1.16857905333827</text:p>
          </table:table-cell>
          <table:table-cell table:formula="of:=[.B31]" office:value-type="float" office:value="1.16857905333827" calcext:value-type="float">
            <text:p>1.168579053338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2.0555915" calcext:value-type="float">
            <text:p>2.0555915</text:p>
          </table:table-cell>
          <table:table-cell table:formula="of:=[.B32]" office:value-type="float" office:value="2.0555915" calcext:value-type="float">
            <text:p>2.055591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962115298" calcext:value-type="float">
            <text:p>0.1962115298</text:p>
          </table:table-cell>
          <table:table-cell table:formula="of:=[.B35]" office:value-type="float" office:value="0.1962115298" calcext:value-type="float">
            <text:p>0.19621152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7404325624" calcext:value-type="float">
            <text:p>0.7404325624</text:p>
          </table:table-cell>
          <table:table-cell table:formula="of:=[.B36]" office:value-type="float" office:value="0.7404325624" calcext:value-type="float">
            <text:p>0.74043256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0405766855" calcext:value-type="float">
            <text:p>1.50405766855</text:p>
          </table:table-cell>
          <table:table-cell table:formula="of:=[.B37]" office:value-type="float" office:value="1.50405766855" calcext:value-type="float">
            <text:p>1.504057668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5406867826087" calcext:value-type="float">
            <text:p>0.255406867826087</text:p>
          </table:table-cell>
          <table:table-cell table:formula="of:=[.B40]" office:value-type="float" office:value="0.255406867826087" calcext:value-type="float">
            <text:p>0.25540686782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8998788945" calcext:value-type="float">
            <text:p>0.48998788945</text:p>
          </table:table-cell>
          <table:table-cell table:formula="of:=[.B41]" office:value-type="float" office:value="0.48998788945" calcext:value-type="float">
            <text:p>0.489987889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60406174132055" calcext:value-type="float">
            <text:p>-0.160406174132055</text:p>
          </table:table-cell>
          <table:table-cell table:formula="of:=[.B42]" office:value-type="float" office:value="-0.160406174132055" calcext:value-type="float">
            <text:p>-0.160406174132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60406174132055" calcext:value-type="float">
            <text:p>0.160406174132055</text:p>
          </table:table-cell>
          <table:table-cell table:formula="of:=[.B43]" office:value-type="float" office:value="0.160406174132055" calcext:value-type="float">
            <text:p>0.16040617413205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69011992" calcext:value-type="float">
            <text:p>0.669011992</text:p>
          </table:table-cell>
          <table:table-cell table:formula="of:=[.B44]" office:value-type="float" office:value="0.669011992" calcext:value-type="float">
            <text:p>0.66901199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98943625" calcext:value-type="float">
            <text:p>-0.198943625</text:p>
          </table:table-cell>
          <table:table-cell table:formula="of:=[.B45]" office:value-type="float" office:value="-0.198943625" calcext:value-type="float">
            <text:p>-0.19894362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table:formula="of:=[.B46]" office:value-type="string" office:string-value=" [1.395813   1.590679   1.50126898]" calcext:value-type="string">
            <text:p><text:s/>[1.395813 <text:s text:c="2"/>1.590679 <text:s text:c="2"/>1.5012689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0517869555" calcext:value-type="float">
            <text:p>-0.10517869555</text:p>
          </table:table-cell>
          <table:table-cell table:formula="of:=[.B47]" office:value-type="float" office:value="-0.10517869555" calcext:value-type="float">
            <text:p>-0.105178695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848091939" calcext:value-type="float">
            <text:p>0.3848091939</text:p>
          </table:table-cell>
          <table:table-cell table:formula="of:=[.B49]" office:value-type="float" office:value="0.3848091939" calcext:value-type="float">
            <text:p>0.3848091939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9317523834782" calcext:value-type="float">
            <text:p>-0.259317523834782</text:p>
          </table:table-cell>
          <table:table-cell table:formula="of:=[.B52]" office:value-type="float" office:value="-0.259317523834782" calcext:value-type="float">
            <text:p>-0.2593175238347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71878209" calcext:value-type="float">
            <text:p>0.1171878209</text:p>
          </table:table-cell>
          <table:table-cell table:formula="of:=[.B53]" office:value-type="float" office:value="0.1171878209" calcext:value-type="float">
            <text:p>0.117187820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73247030801055" calcext:value-type="float">
            <text:p>-0.273247030801055</text:p>
          </table:table-cell>
          <table:table-cell table:formula="of:=[.B54]" office:value-type="float" office:value="-0.273247030801055" calcext:value-type="float">
            <text:p>-0.273247030801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6520032398945" calcext:value-type="float">
            <text:p>-0.196520032398945</text:p>
          </table:table-cell>
          <table:table-cell table:formula="of:=[.B55]" office:value-type="float" office:value="-0.196520032398945" calcext:value-type="float">
            <text:p>-0.19652003239894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9822337" calcext:value-type="float">
            <text:p>-0.349822337</text:p>
          </table:table-cell>
          <table:table-cell table:formula="of:=[.B57]" office:value-type="float" office:value="-0.349822337" calcext:value-type="float">
            <text:p>-0.3498223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66128394 -0.51333277 -0.60450244]</text:p>
          </table:table-cell>
          <table:table-cell table:formula="of:=[.B58]" office:value-type="string" office:string-value=" [-0.66128394 -0.51333277 -0.60450244]" calcext:value-type="string">
            <text:p><text:s/>[-0.66128394 -0.51333277 -0.60450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880940194" calcext:value-type="float">
            <text:p>-0.2880940194</text:p>
          </table:table-cell>
          <table:table-cell table:formula="of:=[.B59]" office:value-type="float" office:value="-0.2880940194" calcext:value-type="float">
            <text:p>-0.288094019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48835316" calcext:value-type="float">
            <text:p>-0.2348835316</text:p>
          </table:table-cell>
          <table:table-cell table:formula="of:=[.B60]" office:value-type="float" office:value="-0.2348835316" calcext:value-type="float">
            <text:p>-0.23488353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709061985" calcext:value-type="float">
            <text:p>-0.1709061985</text:p>
          </table:table-cell>
          <table:table-cell table:formula="of:=[.B61]" office:value-type="float" office:value="-0.1709061985" calcext:value-type="float">
            <text:p>-0.17090619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94826838456522" calcext:value-type="float">
            <text:p>-0.494826838456522</text:p>
          </table:table-cell>
          <table:table-cell table:formula="of:=[.B64]" office:value-type="float" office:value="-0.494826838456522" calcext:value-type="float">
            <text:p>-0.4948268384565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82268685" calcext:value-type="float">
            <text:p>0.1782268685</text:p>
          </table:table-cell>
          <table:table-cell table:formula="of:=[.B65]" office:value-type="float" office:value="0.1782268685" calcext:value-type="float">
            <text:p>0.1782268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96455614155573" calcext:value-type="float">
            <text:p>-0.596455614155573</text:p>
          </table:table-cell>
          <table:table-cell table:formula="of:=[.B66]" office:value-type="float" office:value="-0.596455614155573" calcext:value-type="float">
            <text:p>-0.5964556141555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79764199044427" calcext:value-type="float">
            <text:p>-0.479764199044427</text:p>
          </table:table-cell>
          <table:table-cell table:formula="of:=[.B67]" office:value-type="float" office:value="-0.479764199044427" calcext:value-type="float">
            <text:p>-0.479764199044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638557333" calcext:value-type="float">
            <text:p>-0.3638557333</text:p>
          </table:table-cell>
          <table:table-cell table:formula="of:=[.B68]" office:value-type="float" office:value="-0.3638557333" calcext:value-type="float">
            <text:p>-0.3638557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541857333" calcext:value-type="float">
            <text:p>-0.7541857333</text:p>
          </table:table-cell>
          <table:table-cell table:formula="of:=[.B69]" office:value-type="float" office:value="-0.7541857333" calcext:value-type="float">
            <text:p>-0.754185733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15367562" calcext:value-type="float">
            <text:p>-0.5915367562</text:p>
          </table:table-cell>
          <table:table-cell table:formula="of:=[.B71]" office:value-type="float" office:value="-0.5915367562" calcext:value-type="float">
            <text:p>-0.591536756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381099066" calcext:value-type="float">
            <text:p>-0.5381099066</text:p>
          </table:table-cell>
          <table:table-cell table:formula="of:=[.B72]" office:value-type="float" office:value="-0.5381099066" calcext:value-type="float">
            <text:p>-0.53810990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133098877" calcext:value-type="float">
            <text:p>-0.4133098877</text:p>
          </table:table-cell>
          <table:table-cell table:formula="of:=[.B73]" office:value-type="float" office:value="-0.4133098877" calcext:value-type="float">
            <text:p>-0.41330988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3412921673913" calcext:value-type="float">
            <text:p>-0.013412921673913</text:p>
          </table:table-cell>
          <table:table-cell table:formula="of:=[.B76]" office:value-type="float" office:value="-0.013412921673913" calcext:value-type="float">
            <text:p>-0.0134129216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532614565" calcext:value-type="float">
            <text:p>0.40532614565</text:p>
          </table:table-cell>
          <table:table-cell table:formula="of:=[.B77]" office:value-type="float" office:value="0.40532614565" calcext:value-type="float">
            <text:p>0.405326145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18268975506689" calcext:value-type="float">
            <text:p>-0.218268975506689</text:p>
          </table:table-cell>
          <table:table-cell table:formula="of:=[.B78]" office:value-type="float" office:value="-0.218268975506689" calcext:value-type="float">
            <text:p>-0.21826897550668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7112343906689" calcext:value-type="float">
            <text:p>0.047112343906689</text:p>
          </table:table-cell>
          <table:table-cell table:formula="of:=[.B79]" office:value-type="float" office:value="0.047112343906689" calcext:value-type="float">
            <text:p>0.0471123439066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2535561" calcext:value-type="float">
            <text:p>0.622535561</text:p>
          </table:table-cell>
          <table:table-cell table:formula="of:=[.B80]" office:value-type="float" office:value="0.622535561" calcext:value-type="float">
            <text:p>0.6225355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716652984" calcext:value-type="float">
            <text:p>-0.2716652984</text:p>
          </table:table-cell>
          <table:table-cell table:formula="of:=[.B81]" office:value-type="float" office:value="-0.2716652984" calcext:value-type="float">
            <text:p>-0.271665298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32425479" calcext:value-type="float">
            <text:p>-0.232425479</text:p>
          </table:table-cell>
          <table:table-cell table:formula="of:=[.B83]" office:value-type="float" office:value="-0.232425479" calcext:value-type="float">
            <text:p>-0.23242547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855783158" calcext:value-type="float">
            <text:p>-0.0855783158</text:p>
          </table:table-cell>
          <table:table-cell table:formula="of:=[.B84]" office:value-type="float" office:value="-0.0855783158" calcext:value-type="float">
            <text:p>-0.085578315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7290066665" calcext:value-type="float">
            <text:p>0.17290066665</text:p>
          </table:table-cell>
          <table:table-cell table:formula="of:=[.B85]" office:value-type="float" office:value="0.17290066665" calcext:value-type="float">
            <text:p>0.172900666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49745494573913" calcext:value-type="float">
            <text:p>0.449745494573913</text:p>
          </table:table-cell>
          <table:table-cell table:formula="of:=[.B88]" office:value-type="float" office:value="0.449745494573913" calcext:value-type="float">
            <text:p>0.4497454945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470297026" calcext:value-type="float">
            <text:p>0.5470297026</text:p>
          </table:table-cell>
          <table:table-cell table:formula="of:=[.B89]" office:value-type="float" office:value="0.5470297026" calcext:value-type="float">
            <text:p>0.547029702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275698039821559" calcext:value-type="float">
            <text:p>0.0275698039821559</text:p>
          </table:table-cell>
          <table:table-cell table:formula="of:=[.B90]" office:value-type="float" office:value="0.0275698039821559" calcext:value-type="float">
            <text:p>0.027569803982155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5729438617844" calcext:value-type="float">
            <text:p>0.385729438617844</text:p>
          </table:table-cell>
          <table:table-cell table:formula="of:=[.B91]" office:value-type="float" office:value="0.385729438617844" calcext:value-type="float">
            <text:p>0.3857294386178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8286254136" calcext:value-type="float">
            <text:p>0.8286254136</text:p>
          </table:table-cell>
          <table:table-cell table:formula="of:=[.B92]" office:value-type="float" office:value="0.8286254136" calcext:value-type="float">
            <text:p>0.82862541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4703911 1.85036509]</text:p>
          </table:table-cell>
          <table:table-cell table:formula="of:=[.B94]" office:value-type="string" office:string-value=" [2.14703911 1.85036509]" calcext:value-type="string">
            <text:p><text:s/>[2.14703911 1.8503650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896916005" calcext:value-type="float">
            <text:p>0.05896916005</text:p>
          </table:table-cell>
          <table:table-cell table:formula="of:=[.B95]" office:value-type="float" office:value="0.05896916005" calcext:value-type="float">
            <text:p>0.058969160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066496213" calcext:value-type="float">
            <text:p>0.2066496213</text:p>
          </table:table-cell>
          <table:table-cell table:formula="of:=[.B96]" office:value-type="float" office:value="0.2066496213" calcext:value-type="float">
            <text:p>0.206649621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99886265" calcext:value-type="float">
            <text:p>0.60599886265</text:p>
          </table:table-cell>
          <table:table-cell table:formula="of:=[.B97]" office:value-type="float" office:value="0.60599886265" calcext:value-type="float">
            <text:p>0.6059988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97165063956522" calcext:value-type="float">
            <text:p>0.0397165063956522</text:p>
          </table:table-cell>
          <table:table-cell table:formula="of:=[.B100]" office:value-type="float" office:value="0.0397165063956522" calcext:value-type="float">
            <text:p>0.03971650639565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84270679" calcext:value-type="float">
            <text:p>0.2284270679</text:p>
          </table:table-cell>
          <table:table-cell table:formula="of:=[.B101]" office:value-type="float" office:value="0.2284270679" calcext:value-type="float">
            <text:p>0.228427067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69948172621723" calcext:value-type="float">
            <text:p>-0.0069948172621723</text:p>
          </table:table-cell>
          <table:table-cell table:formula="of:=[.B102]" office:value-type="float" office:value="-0.0069948172621723" calcext:value-type="float">
            <text:p>-0.00699481726217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2564438462172" calcext:value-type="float">
            <text:p>0.142564438462172</text:p>
          </table:table-cell>
          <table:table-cell table:formula="of:=[.B103]" office:value-type="float" office:value="0.142564438462172" calcext:value-type="float">
            <text:p>0.14256443846217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11718132" calcext:value-type="float">
            <text:p>0.511718132</text:p>
          </table:table-cell>
          <table:table-cell table:formula="of:=[.B104]" office:value-type="float" office:value="0.511718132" calcext:value-type="float">
            <text:p>0.5117181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792270768" calcext:value-type="float">
            <text:p>-0.1792270768</text:p>
          </table:table-cell>
          <table:table-cell table:formula="of:=[.B105]" office:value-type="float" office:value="-0.1792270768" calcext:value-type="float">
            <text:p>-0.179227076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table:formula="of:=[.B106]" office:value-type="string" office:string-value=" [-0.7490544  -0.531676   -0.44003273]" calcext:value-type="string">
            <text:p><text:s/>[-0.7490544 <text:s/>-0.531676 <text:s text:c="2"/>-0.4400327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357176201" calcext:value-type="float">
            <text:p>-0.0357176201</text:p>
          </table:table-cell>
          <table:table-cell table:formula="of:=[.B107]" office:value-type="float" office:value="-0.0357176201" calcext:value-type="float">
            <text:p>-0.035717620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677848106" calcext:value-type="float">
            <text:p>0.0677848106</text:p>
          </table:table-cell>
          <table:table-cell table:formula="of:=[.B108]" office:value-type="float" office:value="0.0677848106" calcext:value-type="float">
            <text:p>0.067784810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27094478" calcext:value-type="float">
            <text:p>0.1927094478</text:p>
          </table:table-cell>
          <table:table-cell table:formula="of:=[.B109]" office:value-type="float" office:value="0.1927094478" calcext:value-type="float">
            <text:p>0.192709447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74685322043478" calcext:value-type="float">
            <text:p>0.274685322043478</text:p>
          </table:table-cell>
          <table:table-cell table:formula="of:=[.B112]" office:value-type="float" office:value="0.274685322043478" calcext:value-type="float">
            <text:p>0.2746853220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7309064395" calcext:value-type="float">
            <text:p>0.57309064395</text:p>
          </table:table-cell>
          <table:table-cell table:formula="of:=[.B113]" office:value-type="float" office:value="0.57309064395" calcext:value-type="float">
            <text:p>0.573090643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138561628249767" calcext:value-type="float">
            <text:p>-0.0138561628249767</text:p>
          </table:table-cell>
          <table:table-cell table:formula="of:=[.B114]" office:value-type="float" office:value="-0.0138561628249767" calcext:value-type="float">
            <text:p>-0.01385616282497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1366489024977" calcext:value-type="float">
            <text:p>0.361366489024977</text:p>
          </table:table-cell>
          <table:table-cell table:formula="of:=[.B115]" office:value-type="float" office:value="0.361366489024977" calcext:value-type="float">
            <text:p>0.36136648902497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72043" calcext:value-type="float">
            <text:p>1.372043</text:p>
          </table:table-cell>
          <table:table-cell table:formula="of:=[.B116]" office:value-type="float" office:value="1.372043" calcext:value-type="float">
            <text:p>1.3720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460112396" calcext:value-type="float">
            <text:p>-0.1460112396</text:p>
          </table:table-cell>
          <table:table-cell table:formula="of:=[.B117]" office:value-type="float" office:value="-0.1460112396" calcext:value-type="float">
            <text:p>-0.14601123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518911681" calcext:value-type="float">
            <text:p>-0.0518911681</text:p>
          </table:table-cell>
          <table:table-cell table:formula="of:=[.B119]" office:value-type="float" office:value="-0.0518911681" calcext:value-type="float">
            <text:p>-0.05189116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737551631" calcext:value-type="float">
            <text:p>0.1737551631</text:p>
          </table:table-cell>
          <table:table-cell table:formula="of:=[.B120]" office:value-type="float" office:value="0.1737551631" calcext:value-type="float">
            <text:p>0.173755163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2119947585" calcext:value-type="float">
            <text:p>0.52119947585</text:p>
          </table:table-cell>
          <table:table-cell table:formula="of:=[.B121]" office:value-type="float" office:value="0.52119947585" calcext:value-type="float">
            <text:p>0.521199475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3466942252174" calcext:value-type="float">
            <text:p>-0.283466942252174</text:p>
          </table:table-cell>
          <table:table-cell table:formula="of:=[.B124]" office:value-type="float" office:value="-0.283466942252174" calcext:value-type="float">
            <text:p>-0.28346694225217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8588098" calcext:value-type="float">
            <text:p>0.148588098</text:p>
          </table:table-cell>
          <table:table-cell table:formula="of:=[.B125]" office:value-type="float" office:value="0.148588098" calcext:value-type="float">
            <text:p>0.148588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5257538698811" calcext:value-type="float">
            <text:p>-0.365257538698811</text:p>
          </table:table-cell>
          <table:table-cell table:formula="of:=[.B126]" office:value-type="float" office:value="-0.365257538698811" calcext:value-type="float">
            <text:p>-0.3652575386988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971671701189" calcext:value-type="float">
            <text:p>-0.267971671701189</text:p>
          </table:table-cell>
          <table:table-cell table:formula="of:=[.B127]" office:value-type="float" office:value="-0.267971671701189" calcext:value-type="float">
            <text:p>-0.2679716717011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24234757" calcext:value-type="float">
            <text:p>-0.5524234757</text:p>
          </table:table-cell>
          <table:table-cell table:formula="of:=[.B129]" office:value-type="float" office:value="-0.5524234757" calcext:value-type="float">
            <text:p>-0.552423475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00707352" calcext:value-type="float">
            <text:p>-0.3600707352</text:p>
          </table:table-cell>
          <table:table-cell table:formula="of:=[.B131]" office:value-type="float" office:value="-0.3600707352" calcext:value-type="float">
            <text:p>-0.360070735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166146052" calcext:value-type="float">
            <text:p>-0.3166146052</text:p>
          </table:table-cell>
          <table:table-cell table:formula="of:=[.B132]" office:value-type="float" office:value="-0.3166146052" calcext:value-type="float">
            <text:p>-0.316614605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114826372" calcext:value-type="float">
            <text:p>-0.2114826372</text:p>
          </table:table-cell>
          <table:table-cell table:formula="of:=[.B133]" office:value-type="float" office:value="-0.2114826372" calcext:value-type="float">
            <text:p>-0.211482637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8813645021739" calcext:value-type="float">
            <text:p>-0.248813645021739</text:p>
          </table:table-cell>
          <table:table-cell table:formula="of:=[.B136]" office:value-type="float" office:value="-0.248813645021739" calcext:value-type="float">
            <text:p>-0.24881364502173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34942966" calcext:value-type="float">
            <text:p>0.4434942966</text:p>
          </table:table-cell>
          <table:table-cell table:formula="of:=[.B137]" office:value-type="float" office:value="0.4434942966" calcext:value-type="float">
            <text:p>0.443494296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0192540302733" calcext:value-type="float">
            <text:p>-0.50192540302733</text:p>
          </table:table-cell>
          <table:table-cell table:formula="of:=[.B138]" office:value-type="float" office:value="-0.50192540302733" calcext:value-type="float">
            <text:p>-0.5019254030273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1155404937267" calcext:value-type="float">
            <text:p>-0.21155404937267</text:p>
          </table:table-cell>
          <table:table-cell table:formula="of:=[.B139]" office:value-type="float" office:value="-0.21155404937267" calcext:value-type="float">
            <text:p>-0.211554049372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11007306" calcext:value-type="float">
            <text:p>0.1111007306</text:p>
          </table:table-cell>
          <table:table-cell table:formula="of:=[.B140]" office:value-type="float" office:value="0.1111007306" calcext:value-type="float">
            <text:p>0.11110073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7804972" calcext:value-type="float">
            <text:p>-0.5097804972</text:p>
          </table:table-cell>
          <table:table-cell table:formula="of:=[.B141]" office:value-type="float" office:value="-0.5097804972" calcext:value-type="float">
            <text:p>-0.50978049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653911]</text:p>
          </table:table-cell>
          <table:table-cell table:formula="of:=[.B142]" office:value-type="string" office:string-value=" [0.653911]" calcext:value-type="string">
            <text:p><text:s/>[0.65391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9240775925" calcext:value-type="float">
            <text:p>-0.49240775925</text:p>
          </table:table-cell>
          <table:table-cell table:formula="of:=[.B143]" office:value-type="float" office:value="-0.49240775925" calcext:value-type="float">
            <text:p>-0.492407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67397262" calcext:value-type="float">
            <text:p>-0.3567397262</text:p>
          </table:table-cell>
          <table:table-cell table:formula="of:=[.B144]" office:value-type="float" office:value="-0.3567397262" calcext:value-type="float">
            <text:p>-0.35673972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4891346265" calcext:value-type="float">
            <text:p>-0.04891346265</text:p>
          </table:table-cell>
          <table:table-cell table:formula="of:=[.B145]" office:value-type="float" office:value="-0.04891346265" calcext:value-type="float">
            <text:p>-0.0489134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0695514895652" calcext:value-type="float">
            <text:p>-0.240695514895652</text:p>
          </table:table-cell>
          <table:table-cell table:formula="of:=[.B148]" office:value-type="float" office:value="-0.240695514895652" calcext:value-type="float">
            <text:p>-0.2406955148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344480855" calcext:value-type="float">
            <text:p>0.35344480855</text:p>
          </table:table-cell>
          <table:table-cell table:formula="of:=[.B149]" office:value-type="float" office:value="0.35344480855" calcext:value-type="float">
            <text:p>0.353444808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995917773542" calcext:value-type="float">
            <text:p>-0.38995917773542</text:p>
          </table:table-cell>
          <table:table-cell table:formula="of:=[.B150]" office:value-type="float" office:value="-0.38995917773542" calcext:value-type="float">
            <text:p>-0.3899591777354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854639906458" calcext:value-type="float">
            <text:p>-0.15854639906458</text:p>
          </table:table-cell>
          <table:table-cell table:formula="of:=[.B151]" office:value-type="float" office:value="-0.15854639906458" calcext:value-type="float">
            <text:p>-0.158546399064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558815929" calcext:value-type="float">
            <text:p>0.1558815929</text:p>
          </table:table-cell>
          <table:table-cell table:formula="of:=[.B152]" office:value-type="float" office:value="0.1558815929" calcext:value-type="float">
            <text:p>0.15588159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663402487" calcext:value-type="float">
            <text:p>-0.6663402487</text:p>
          </table:table-cell>
          <table:table-cell table:formula="of:=[.B153]" office:value-type="float" office:value="-0.6663402487" calcext:value-type="float">
            <text:p>-0.66634024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0783312625" calcext:value-type="float">
            <text:p>-0.40783312625</text:p>
          </table:table-cell>
          <table:table-cell table:formula="of:=[.B155]" office:value-type="float" office:value="-0.40783312625" calcext:value-type="float">
            <text:p>-0.4078331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42527884" calcext:value-type="float">
            <text:p>-0.2742527884</text:p>
          </table:table-cell>
          <table:table-cell table:formula="of:=[.B156]" office:value-type="float" office:value="-0.2742527884" calcext:value-type="float">
            <text:p>-0.27425278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543883177" calcext:value-type="float">
            <text:p>-0.0543883177</text:p>
          </table:table-cell>
          <table:table-cell table:formula="of:=[.B157]" office:value-type="float" office:value="-0.0543883177" calcext:value-type="float">
            <text:p>-0.05438831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592066867086957" calcext:value-type="float">
            <text:p>-0.0592066867086957</text:p>
          </table:table-cell>
          <table:table-cell table:formula="of:=[.B160]" office:value-type="float" office:value="-0.0592066867086957" calcext:value-type="float">
            <text:p>-0.05920668670869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93277661" calcext:value-type="float">
            <text:p>0.3993277661</text:p>
          </table:table-cell>
          <table:table-cell table:formula="of:=[.B161]" office:value-type="float" office:value="0.3993277661" calcext:value-type="float">
            <text:p>0.399327766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686421009148" calcext:value-type="float">
            <text:p>-0.199686421009148</text:p>
          </table:table-cell>
          <table:table-cell table:formula="of:=[.B162]" office:value-type="float" office:value="-0.199686421009148" calcext:value-type="float">
            <text:p>-0.19968642100914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617675478091475" calcext:value-type="float">
            <text:p>0.0617675478091475</text:p>
          </table:table-cell>
          <table:table-cell table:formula="of:=[.B163]" office:value-type="float" office:value="0.0617675478091475" calcext:value-type="float">
            <text:p>0.06176754780914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39270409" calcext:value-type="float">
            <text:p>0.2639270409</text:p>
          </table:table-cell>
          <table:table-cell table:formula="of:=[.B164]" office:value-type="float" office:value="0.2639270409" calcext:value-type="float">
            <text:p>0.26392704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6350799" calcext:value-type="float">
            <text:p>-0.346350799</text:p>
          </table:table-cell>
          <table:table-cell table:formula="of:=[.B165]" office:value-type="float" office:value="-0.346350799" calcext:value-type="float">
            <text:p>-0.34635079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543875925" calcext:value-type="float">
            <text:p>-0.2543875925</text:p>
          </table:table-cell>
          <table:table-cell table:formula="of:=[.B167]" office:value-type="float" office:value="-0.2543875925" calcext:value-type="float">
            <text:p>-0.25438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89594366" calcext:value-type="float">
            <text:p>-0.0689594366</text:p>
          </table:table-cell>
          <table:table-cell table:formula="of:=[.B168]" office:value-type="float" office:value="-0.0689594366" calcext:value-type="float">
            <text:p>-0.06895943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449401736" calcext:value-type="float">
            <text:p>0.1449401736</text:p>
          </table:table-cell>
          <table:table-cell table:formula="of:=[.B169]" office:value-type="float" office:value="0.1449401736" calcext:value-type="float">
            <text:p>0.144940173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10335476034783" calcext:value-type="float">
            <text:p>-0.310335476034783</text:p>
          </table:table-cell>
          <table:table-cell table:formula="of:=[.B172]" office:value-type="float" office:value="-0.310335476034783" calcext:value-type="float">
            <text:p>-0.31033547603478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70780501" calcext:value-type="float">
            <text:p>0.3270780501</text:p>
          </table:table-cell>
          <table:table-cell table:formula="of:=[.B173]" office:value-type="float" office:value="0.3270780501" calcext:value-type="float">
            <text:p>0.327078050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81387777109025" calcext:value-type="float">
            <text:p>-0.481387777109025</text:p>
          </table:table-cell>
          <table:table-cell table:formula="of:=[.B174]" office:value-type="float" office:value="-0.481387777109025" calcext:value-type="float">
            <text:p>-0.48138777710902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238244890975" calcext:value-type="float">
            <text:p>-0.267238244890975</text:p>
          </table:table-cell>
          <table:table-cell table:formula="of:=[.B175]" office:value-type="float" office:value="-0.267238244890975" calcext:value-type="float">
            <text:p>-0.2672382448909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082205279" calcext:value-type="float">
            <text:p>0.1082205279</text:p>
          </table:table-cell>
          <table:table-cell table:formula="of:=[.B176]" office:value-type="float" office:value="0.1082205279" calcext:value-type="float">
            <text:p>0.108220527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09074719" calcext:value-type="float">
            <text:p>-0.5309074719</text:p>
          </table:table-cell>
          <table:table-cell table:formula="of:=[.B177]" office:value-type="float" office:value="-0.5309074719" calcext:value-type="float">
            <text:p>-0.530907471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415391475" calcext:value-type="float">
            <text:p>-0.48415391475</text:p>
          </table:table-cell>
          <table:table-cell table:formula="of:=[.B179]" office:value-type="float" office:value="-0.48415391475" calcext:value-type="float">
            <text:p>-0.48415391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74313011" calcext:value-type="float">
            <text:p>-0.374313011</text:p>
          </table:table-cell>
          <table:table-cell table:formula="of:=[.B180]" office:value-type="float" office:value="-0.374313011" calcext:value-type="float">
            <text:p>-0.37431301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07586465" calcext:value-type="float">
            <text:p>-0.15707586465</text:p>
          </table:table-cell>
          <table:table-cell table:formula="of:=[.B181]" office:value-type="float" office:value="-0.15707586465" calcext:value-type="float">
            <text:p>-0.157075864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3055510308696" calcext:value-type="float">
            <text:p>0.253055510308696</text:p>
          </table:table-cell>
          <table:table-cell table:formula="of:=[.B184]" office:value-type="float" office:value="0.253055510308696" calcext:value-type="float">
            <text:p>0.2530555103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304898904" calcext:value-type="float">
            <text:p>0.6304898904</text:p>
          </table:table-cell>
          <table:table-cell table:formula="of:=[.B185]" office:value-type="float" office:value="0.6304898904" calcext:value-type="float">
            <text:p>0.6304898904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2939909603095" calcext:value-type="float">
            <text:p>-0.102939909603095</text:p>
          </table:table-cell>
          <table:table-cell table:formula="of:=[.B186]" office:value-type="float" office:value="-0.102939909603095" calcext:value-type="float">
            <text:p>-0.1029399096030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09864052803095" calcext:value-type="float">
            <text:p>0.309864052803095</text:p>
          </table:table-cell>
          <table:table-cell table:formula="of:=[.B187]" office:value-type="float" office:value="0.309864052803095" calcext:value-type="float">
            <text:p>0.3098640528030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244105" calcext:value-type="float">
            <text:p>1.2244105</text:p>
          </table:table-cell>
          <table:table-cell table:formula="of:=[.B188]" office:value-type="float" office:value="1.2244105" calcext:value-type="float">
            <text:p>1.22441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19355856" calcext:value-type="float">
            <text:p>-0.219355856</text:p>
          </table:table-cell>
          <table:table-cell table:formula="of:=[.B189]" office:value-type="float" office:value="-0.219355856" calcext:value-type="float">
            <text:p>-0.21935585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257784802" calcext:value-type="float">
            <text:p>-0.1257784802</text:p>
          </table:table-cell>
          <table:table-cell table:formula="of:=[.B191]" office:value-type="float" office:value="-0.1257784802" calcext:value-type="float">
            <text:p>-0.12577848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034620716" calcext:value-type="float">
            <text:p>0.1034620716</text:p>
          </table:table-cell>
          <table:table-cell table:formula="of:=[.B192]" office:value-type="float" office:value="0.1034620716" calcext:value-type="float">
            <text:p>0.10346207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47114102" calcext:value-type="float">
            <text:p>0.5047114102</text:p>
          </table:table-cell>
          <table:table-cell table:formula="of:=[.B193]" office:value-type="float" office:value="0.5047114102" calcext:value-type="float">
            <text:p>0.504711410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667394296087" calcext:value-type="float">
            <text:p>0.34667394296087</text:p>
          </table:table-cell>
          <table:table-cell table:formula="of:=[.B196]" office:value-type="float" office:value="0.34667394296087" calcext:value-type="float">
            <text:p>0.3466739429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09119025" calcext:value-type="float">
            <text:p>0.3709119025</text:p>
          </table:table-cell>
          <table:table-cell table:formula="of:=[.B197]" office:value-type="float" office:value="0.3709119025" calcext:value-type="float">
            <text:p>0.3709119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797600498603431" calcext:value-type="float">
            <text:p>-0.00797600498603431</text:p>
          </table:table-cell>
          <table:table-cell table:formula="of:=[.B198]" office:value-type="float" office:value="-0.00797600498603431" calcext:value-type="float">
            <text:p>-0.0079760049860343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34873095986034" calcext:value-type="float">
            <text:p>0.234873095986034</text:p>
          </table:table-cell>
          <table:table-cell table:formula="of:=[.B199]" office:value-type="float" office:value="0.234873095986034" calcext:value-type="float">
            <text:p>0.23487309598603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354431422" calcext:value-type="float">
            <text:p>0.5354431422</text:p>
          </table:table-cell>
          <table:table-cell table:formula="of:=[.B200]" office:value-type="float" office:value="0.5354431422" calcext:value-type="float">
            <text:p>0.535443142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145560498" calcext:value-type="float">
            <text:p>-0.1145560498</text:p>
          </table:table-cell>
          <table:table-cell table:formula="of:=[.B201]" office:value-type="float" office:value="-0.1145560498" calcext:value-type="float">
            <text:p>-0.114556049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4.67367216]</text:p>
          </table:table-cell>
          <table:table-cell table:formula="of:=[.B202]" office:value-type="string" office:string-value=" [4.67367216]" calcext:value-type="string">
            <text:p><text:s/>[4.6736721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442700561" calcext:value-type="float">
            <text:p>-0.0442700561</text:p>
          </table:table-cell>
          <table:table-cell table:formula="of:=[.B203]" office:value-type="float" office:value="-0.0442700561" calcext:value-type="float">
            <text:p>-0.044270056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134485455" calcext:value-type="float">
            <text:p>0.1134485455</text:p>
          </table:table-cell>
          <table:table-cell table:formula="of:=[.B204]" office:value-type="float" office:value="0.1134485455" calcext:value-type="float">
            <text:p>0.11344854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266418464" calcext:value-type="float">
            <text:p>0.3266418464</text:p>
          </table:table-cell>
          <table:table-cell table:formula="of:=[.B205]" office:value-type="float" office:value="0.3266418464" calcext:value-type="float">
            <text:p>0.32664184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5340270743478" calcext:value-type="float">
            <text:p>-0.265340270743478</text:p>
          </table:table-cell>
          <table:table-cell table:formula="of:=[.B208]" office:value-type="float" office:value="-0.265340270743478" calcext:value-type="float">
            <text:p>-0.2653402707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20091702" calcext:value-type="float">
            <text:p>0.5320091702</text:p>
          </table:table-cell>
          <table:table-cell table:formula="of:=[.B209]" office:value-type="float" office:value="0.5320091702" calcext:value-type="float">
            <text:p>0.53200917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7415727223672" calcext:value-type="float">
            <text:p>-0.427415727223672</text:p>
          </table:table-cell>
          <table:table-cell table:formula="of:=[.B210]" office:value-type="float" office:value="-0.427415727223672" calcext:value-type="float">
            <text:p>-0.4274157272236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0905647763276" calcext:value-type="float">
            <text:p>-0.0790905647763276</text:p>
          </table:table-cell>
          <table:table-cell table:formula="of:=[.B211]" office:value-type="float" office:value="-0.0790905647763276" calcext:value-type="float">
            <text:p>-0.079090564776327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63330632" calcext:value-type="float">
            <text:p>0.1663330632</text:p>
          </table:table-cell>
          <table:table-cell table:formula="of:=[.B212]" office:value-type="float" office:value="0.1663330632" calcext:value-type="float">
            <text:p>0.16633306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81731367" calcext:value-type="float">
            <text:p>-0.5881731367</text:p>
          </table:table-cell>
          <table:table-cell table:formula="of:=[.B213]" office:value-type="float" office:value="-0.5881731367" calcext:value-type="float">
            <text:p>-0.58817313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1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20091702" calcext:value-type="float">
            <text:p>-0.5320091702</text:p>
          </table:table-cell>
          <table:table-cell table:formula="of:=[.B215]" office:value-type="float" office:value="-0.5320091702" calcext:value-type="float">
            <text:p>-0.53200917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3253146" calcext:value-type="float">
            <text:p>-0.253253146</text:p>
          </table:table-cell>
          <table:table-cell table:formula="of:=[.B216]" office:value-type="float" office:value="-0.253253146" calcext:value-type="float">
            <text:p>-0.25325314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833880018695652" calcext:value-type="float">
            <text:p>0.0833880018695652</text:p>
          </table:table-cell>
          <table:table-cell table:formula="of:=[.B220]" office:value-type="float" office:value="0.0833880018695652" calcext:value-type="float">
            <text:p>0.08338800186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72874119" calcext:value-type="float">
            <text:p>0.5372874119</text:p>
          </table:table-cell>
          <table:table-cell table:formula="of:=[.B221]" office:value-type="float" office:value="0.5372874119" calcext:value-type="float">
            <text:p>0.537287411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37998906699936" calcext:value-type="float">
            <text:p>-0.237998906699936</text:p>
          </table:table-cell>
          <table:table-cell table:formula="of:=[.B222]" office:value-type="float" office:value="-0.237998906699936" calcext:value-type="float">
            <text:p>-0.2379989066999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3782106699936" calcext:value-type="float">
            <text:p>0.113782106699936</text:p>
          </table:table-cell>
          <table:table-cell table:formula="of:=[.B223]" office:value-type="float" office:value="0.113782106699936" calcext:value-type="float">
            <text:p>0.1137821066999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766043977" calcext:value-type="float">
            <text:p>0.6766043977</text:p>
          </table:table-cell>
          <table:table-cell table:formula="of:=[.B224]" office:value-type="float" office:value="0.6766043977" calcext:value-type="float">
            <text:p>0.67660439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21925507" calcext:value-type="float">
            <text:p>-0.4121925507</text:p>
          </table:table-cell>
          <table:table-cell table:formula="of:=[.B225]" office:value-type="float" office:value="-0.4121925507" calcext:value-type="float">
            <text:p>-0.41219255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214953]</text:p>
          </table:table-cell>
          <table:table-cell table:formula="of:=[.B226]" office:value-type="string" office:string-value=" [3.214953]" calcext:value-type="string">
            <text:p><text:s/>[3.21495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4126357285" calcext:value-type="float">
            <text:p>-0.34126357285</text:p>
          </table:table-cell>
          <table:table-cell table:formula="of:=[.B227]" office:value-type="float" office:value="-0.34126357285" calcext:value-type="float">
            <text:p>-0.341263572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21084" calcext:value-type="float">
            <text:p>-0.0621084</text:p>
          </table:table-cell>
          <table:table-cell table:formula="of:=[.B228]" office:value-type="float" office:value="-0.0621084" calcext:value-type="float">
            <text:p>-0.06210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602383905" calcext:value-type="float">
            <text:p>0.19602383905</text:p>
          </table:table-cell>
          <table:table-cell table:formula="of:=[.B229]" office:value-type="float" office:value="0.19602383905" calcext:value-type="float">
            <text:p>0.196023839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39324229" calcext:value-type="float">
            <text:p>-0.2139324229</text:p>
          </table:table-cell>
          <table:table-cell table:formula="of:=[.B232]" office:value-type="float" office:value="-0.2139324229" calcext:value-type="float">
            <text:p>-0.21393242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22019735" calcext:value-type="float">
            <text:p>0.20722019735</text:p>
          </table:table-cell>
          <table:table-cell table:formula="of:=[.B233]" office:value-type="float" office:value="0.20722019735" calcext:value-type="float">
            <text:p>0.207220197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45315261609026" calcext:value-type="float">
            <text:p>-0.345315261609026</text:p>
          </table:table-cell>
          <table:table-cell table:formula="of:=[.B234]" office:value-type="float" office:value="-0.345315261609026" calcext:value-type="float">
            <text:p>-0.3453152616090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9640891790974" calcext:value-type="float">
            <text:p>-0.209640891790974</text:p>
          </table:table-cell>
          <table:table-cell table:formula="of:=[.B235]" office:value-type="float" office:value="-0.209640891790974" calcext:value-type="float">
            <text:p>-0.20964089179097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6593291" calcext:value-type="float">
            <text:p>0.176593291</text:p>
          </table:table-cell>
          <table:table-cell table:formula="of:=[.B236]" office:value-type="float" office:value="0.176593291" calcext:value-type="float">
            <text:p>0.17659329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56569224" calcext:value-type="float">
            <text:p>-0.5856569224</text:p>
          </table:table-cell>
          <table:table-cell table:formula="of:=[.B237]" office:value-type="float" office:value="-0.5856569224" calcext:value-type="float">
            <text:p>-0.585656922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table:formula="of:=[.B238]" office:value-type="string" office:string-value=" [-0.80741236 -0.66925662  0.27335025  0.34444028]" calcext:value-type="string">
            <text:p><text:s/>[-0.80741236 -0.66925662 <text:s/>0.27335025 <text:s/>0.3444402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953332381" calcext:value-type="float">
            <text:p>-0.2953332381</text:p>
          </table:table-cell>
          <table:table-cell table:formula="of:=[.B239]" office:value-type="float" office:value="-0.2953332381" calcext:value-type="float">
            <text:p>-0.29533323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74780767" calcext:value-type="float">
            <text:p>-0.2774780767</text:p>
          </table:table-cell>
          <table:table-cell table:formula="of:=[.B240]" office:value-type="float" office:value="-0.2774780767" calcext:value-type="float">
            <text:p>-0.27747807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8811304075" calcext:value-type="float">
            <text:p>-0.08811304075</text:p>
          </table:table-cell>
          <table:table-cell table:formula="of:=[.B241]" office:value-type="float" office:value="-0.08811304075" calcext:value-type="float">
            <text:p>-0.088113040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2659277530435" calcext:value-type="float">
            <text:p>-0.242659277530435</text:p>
          </table:table-cell>
          <table:table-cell table:formula="of:=[.B244]" office:value-type="float" office:value="-0.242659277530435" calcext:value-type="float">
            <text:p>-0.24265927753043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236492935" calcext:value-type="float">
            <text:p>0.46236492935</text:p>
          </table:table-cell>
          <table:table-cell table:formula="of:=[.B245]" office:value-type="float" office:value="0.46236492935" calcext:value-type="float">
            <text:p>0.462364929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94110291948611" calcext:value-type="float">
            <text:p>-0.494110291948611</text:p>
          </table:table-cell>
          <table:table-cell table:formula="of:=[.B246]" office:value-type="float" office:value="-0.494110291948611" calcext:value-type="float">
            <text:p>-0.4941102919486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1383669651389" calcext:value-type="float">
            <text:p>-0.191383669651389</text:p>
          </table:table-cell>
          <table:table-cell table:formula="of:=[.B247]" office:value-type="float" office:value="-0.191383669651389" calcext:value-type="float">
            <text:p>-0.1913836696513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392405" calcext:value-type="float">
            <text:p>0.11392405</text:p>
          </table:table-cell>
          <table:table-cell table:formula="of:=[.B248]" office:value-type="float" office:value="0.11392405" calcext:value-type="float">
            <text:p>0.113924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4632469" calcext:value-type="float">
            <text:p>-0.574632469</text:p>
          </table:table-cell>
          <table:table-cell table:formula="of:=[.B249]" office:value-type="float" office:value="-0.574632469" calcext:value-type="float">
            <text:p>-0.57463246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9765266]</text:p>
          </table:table-cell>
          <table:table-cell table:formula="of:=[.B250]" office:value-type="string" office:string-value=" [1.19765266]" calcext:value-type="string">
            <text:p><text:s/>[1.1976526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7755587" calcext:value-type="float">
            <text:p>-0.5287755587</text:p>
          </table:table-cell>
          <table:table-cell table:formula="of:=[.B251]" office:value-type="float" office:value="-0.5287755587" calcext:value-type="float">
            <text:p>-0.5287755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27469808" calcext:value-type="float">
            <text:p>-0.3427469808</text:p>
          </table:table-cell>
          <table:table-cell table:formula="of:=[.B252]" office:value-type="float" office:value="-0.3427469808" calcext:value-type="float">
            <text:p>-0.342746980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6641062935" calcext:value-type="float">
            <text:p>-0.06641062935</text:p>
          </table:table-cell>
          <table:table-cell table:formula="of:=[.B253]" office:value-type="float" office:value="-0.06641062935" calcext:value-type="float">
            <text:p>-0.0664106293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765166853913" calcext:value-type="float">
            <text:p>-0.38765166853913</text:p>
          </table:table-cell>
          <table:table-cell table:formula="of:=[.B256]" office:value-type="float" office:value="-0.38765166853913" calcext:value-type="float">
            <text:p>-0.3876516685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752260557" calcext:value-type="float">
            <text:p>0.4752260557</text:p>
          </table:table-cell>
          <table:table-cell table:formula="of:=[.B257]" office:value-type="float" office:value="0.4752260557" calcext:value-type="float">
            <text:p>0.475226055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9472031301836" calcext:value-type="float">
            <text:p>-0.639472031301836</text:p>
          </table:table-cell>
          <table:table-cell table:formula="of:=[.B258]" office:value-type="float" office:value="-0.639472031301836" calcext:value-type="float">
            <text:p>-0.639472031301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28324776098164" calcext:value-type="float">
            <text:p>-0.328324776098164</text:p>
          </table:table-cell>
          <table:table-cell table:formula="of:=[.B259]" office:value-type="float" office:value="-0.328324776098164" calcext:value-type="float">
            <text:p>-0.328324776098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23536" calcext:value-type="float">
            <text:p>0.023536</text:p>
          </table:table-cell>
          <table:table-cell table:formula="of:=[.B260]" office:value-type="float" office:value="0.023536" calcext:value-type="float">
            <text:p>0.0235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219957044" calcext:value-type="float">
            <text:p>-0.7219957044</text:p>
          </table:table-cell>
          <table:table-cell table:formula="of:=[.B261]" office:value-type="float" office:value="-0.7219957044" calcext:value-type="float">
            <text:p>-0.721995704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010345655" calcext:value-type="float">
            <text:p>-0.60010345655</text:p>
          </table:table-cell>
          <table:table-cell table:formula="of:=[.B263]" office:value-type="float" office:value="-0.60010345655" calcext:value-type="float">
            <text:p>-0.600103456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38984037" calcext:value-type="float">
            <text:p>-0.4838984037</text:p>
          </table:table-cell>
          <table:table-cell table:formula="of:=[.B264]" office:value-type="float" office:value="-0.4838984037" calcext:value-type="float">
            <text:p>-0.483898403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487740085" calcext:value-type="float">
            <text:p>-0.12487740085</text:p>
          </table:table-cell>
          <table:table-cell table:formula="of:=[.B265]" office:value-type="float" office:value="-0.12487740085" calcext:value-type="float">
            <text:p>-0.124877400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09018681495652" calcext:value-type="float">
            <text:p>-0.209018681495652</text:p>
          </table:table-cell>
          <table:table-cell table:formula="of:=[.B268]" office:value-type="float" office:value="-0.209018681495652" calcext:value-type="float">
            <text:p>-0.2090186814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94837606" calcext:value-type="float">
            <text:p>0.5594837606</text:p>
          </table:table-cell>
          <table:table-cell table:formula="of:=[.B269]" office:value-type="float" office:value="0.5594837606" calcext:value-type="float">
            <text:p>0.559483760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5172872770054" calcext:value-type="float">
            <text:p>-0.355172872770054</text:p>
          </table:table-cell>
          <table:table-cell table:formula="of:=[.B270]" office:value-type="float" office:value="-0.355172872770054" calcext:value-type="float">
            <text:p>-0.35517287277005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111408727700536" calcext:value-type="float">
            <text:p>0.0111408727700536</text:p>
          </table:table-cell>
          <table:table-cell table:formula="of:=[.B271]" office:value-type="float" office:value="0.0111408727700536" calcext:value-type="float">
            <text:p>0.01114087277005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35877546" calcext:value-type="float">
            <text:p>0.2835877546</text:p>
          </table:table-cell>
          <table:table-cell table:formula="of:=[.B272]" office:value-type="float" office:value="0.2835877546" calcext:value-type="float">
            <text:p>0.283587754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667387826" calcext:value-type="float">
            <text:p>-0.5667387826</text:p>
          </table:table-cell>
          <table:table-cell table:formula="of:=[.B273]" office:value-type="float" office:value="-0.5667387826" calcext:value-type="float">
            <text:p>-0.56673878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1607712955" calcext:value-type="float">
            <text:p>-0.51607712955</text:p>
          </table:table-cell>
          <table:table-cell table:formula="of:=[.B275]" office:value-type="float" office:value="-0.51607712955" calcext:value-type="float">
            <text:p>-0.516077129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2016" calcext:value-type="float">
            <text:p>-0.172016</text:p>
          </table:table-cell>
          <table:table-cell table:formula="of:=[.B276]" office:value-type="float" office:value="-0.172016" calcext:value-type="float">
            <text:p>-0.1720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4340663105" calcext:value-type="float">
            <text:p>0.04340663105</text:p>
          </table:table-cell>
          <table:table-cell table:formula="of:=[.B277]" office:value-type="float" office:value="0.04340663105" calcext:value-type="float">
            <text:p>0.043406631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3784981417391" calcext:value-type="float">
            <text:p>-0.453784981417391</text:p>
          </table:table-cell>
          <table:table-cell table:formula="of:=[.B280]" office:value-type="float" office:value="-0.453784981417391" calcext:value-type="float">
            <text:p>-0.453784981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69453931" calcext:value-type="float">
            <text:p>0.3569453931</text:p>
          </table:table-cell>
          <table:table-cell table:formula="of:=[.B281]" office:value-type="float" office:value="0.3569453931" calcext:value-type="float">
            <text:p>0.356945393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70962959403411" calcext:value-type="float">
            <text:p>-0.670962959403411</text:p>
          </table:table-cell>
          <table:table-cell table:formula="of:=[.B282]" office:value-type="float" office:value="-0.670962959403411" calcext:value-type="float">
            <text:p>-0.6709629594034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7258224596589" calcext:value-type="float">
            <text:p>-0.437258224596589</text:p>
          </table:table-cell>
          <table:table-cell table:formula="of:=[.B283]" office:value-type="float" office:value="-0.437258224596589" calcext:value-type="float">
            <text:p>-0.4372582245965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556634637" calcext:value-type="float">
            <text:p>-0.8556634637</text:p>
          </table:table-cell>
          <table:table-cell table:formula="of:=[.B285]" office:value-type="float" office:value="-0.8556634637" calcext:value-type="float">
            <text:p>-0.85566346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71237845" calcext:value-type="float">
            <text:p>-0.6071237845</text:p>
          </table:table-cell>
          <table:table-cell table:formula="of:=[.B287]" office:value-type="float" office:value="-0.6071237845" calcext:value-type="float">
            <text:p>-0.60712378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54110592" calcext:value-type="float">
            <text:p>-0.554110592</text:p>
          </table:table-cell>
          <table:table-cell table:formula="of:=[.B288]" office:value-type="float" office:value="-0.554110592" calcext:value-type="float">
            <text:p>-0.55411059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01783914" calcext:value-type="float">
            <text:p>-0.2501783914</text:p>
          </table:table-cell>
          <table:table-cell table:formula="of:=[.B289]" office:value-type="float" office:value="-0.2501783914" calcext:value-type="float">
            <text:p>-0.250178391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391133004348" calcext:value-type="float">
            <text:p>-0.349391133004348</text:p>
          </table:table-cell>
          <table:table-cell table:formula="of:=[.B292]" office:value-type="float" office:value="-0.349391133004348" calcext:value-type="float">
            <text:p>-0.34939113300434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14471405" calcext:value-type="float">
            <text:p>0.4414471405</text:p>
          </table:table-cell>
          <table:table-cell table:formula="of:=[.B293]" office:value-type="float" office:value="0.4414471405" calcext:value-type="float">
            <text:p>0.44144714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021772658649" calcext:value-type="float">
            <text:p>-0.63021772658649</text:p>
          </table:table-cell>
          <table:table-cell table:formula="of:=[.B294]" office:value-type="float" office:value="-0.63021772658649" calcext:value-type="float">
            <text:p>-0.6302177265864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18671821351" calcext:value-type="float">
            <text:p>-0.34118671821351</text:p>
          </table:table-cell>
          <table:table-cell table:formula="of:=[.B295]" office:value-type="float" office:value="-0.34118671821351" calcext:value-type="float">
            <text:p>-0.3411867182135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26373584" calcext:value-type="float">
            <text:p>0.1726373584</text:p>
          </table:table-cell>
          <table:table-cell table:formula="of:=[.B296]" office:value-type="float" office:value="0.1726373584" calcext:value-type="float">
            <text:p>0.172637358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37685711" calcext:value-type="float">
            <text:p>-0.5837685711</text:p>
          </table:table-cell>
          <table:table-cell table:formula="of:=[.B297]" office:value-type="float" office:value="-0.5837685711" calcext:value-type="float">
            <text:p>-0.58376857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0933213" calcext:value-type="float">
            <text:p>-0.550933213</text:p>
          </table:table-cell>
          <table:table-cell table:formula="of:=[.B299]" office:value-type="float" office:value="-0.550933213" calcext:value-type="float">
            <text:p>-0.55093321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57022224" calcext:value-type="float">
            <text:p>-0.4857022224</text:p>
          </table:table-cell>
          <table:table-cell table:formula="of:=[.B300]" office:value-type="float" office:value="-0.4857022224" calcext:value-type="float">
            <text:p>-0.48570222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94860725" calcext:value-type="float">
            <text:p>-0.1094860725</text:p>
          </table:table-cell>
          <table:table-cell table:formula="of:=[.B301]" office:value-type="float" office:value="-0.1094860725" calcext:value-type="float">
            <text:p>-0.10948607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table:formula="of:=[.B304]" office:value-type="float" office:value="0.348138778282609" calcext:value-type="float">
            <text:p>0.34813877828260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table:formula="of:=[.B305]" office:value-type="float" office:value="0.34697476845" calcext:value-type="float">
            <text:p>0.346974768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table:formula="of:=[.B306]" office:value-type="float" office:value="-0.224930454541427" calcext:value-type="float">
            <text:p>-0.2249304545414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29</text:p>
          </table:table-cell>
          <table:table-cell table:formula="of:=[.B307]" office:value-type="float" office:value="0.00224616074142729" calcext:value-type="float">
            <text:p>0.0022461607414272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table:formula="of:=[.B308]" office:value-type="float" office:value="0.3381888889" calcext:value-type="float">
            <text:p>0.338188888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table:formula="of:=[.B309]" office:value-type="float" office:value="-0.2677255506" calcext:value-type="float">
            <text:p>-0.26772555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formula="of:=[.B310]" office:value-type="string" office:string-value=" [2.11592    1.20781955 2.94046805 2.10421221 1.68312685]" calcext:value-type="string">
            <text:p><text:s/>[2.11592 <text:s text:c="3"/>1.20781955 2.94046805 2.10421221 1.683126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table:formula="of:=[.B311]" office:value-type="float" office:value="-0.177880324" calcext:value-type="float">
            <text:p>-0.17788032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table:formula="of:=[.B312]" office:value-type="float" office:value="-0.1113421469" calcext:value-type="float">
            <text:p>-0.111342146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table:formula="of:=[.B313]" office:value-type="float" office:value="0.16909444445" calcext:value-type="float">
            <text:p>0.169094444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2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57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31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67</text:p>
          </table:table-cell>
          <table:table-cell office:value-type="float" office:value="-0.0069948172621723" calcext:value-type="float">
            <text:p>-0.0069948172621723</text:p>
          </table:table-cell>
          <table:table-cell office:value-type="float" office:value="0.0275698039821559" calcext:value-type="float">
            <text:p>0.0275698039821559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2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76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75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29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-0.2677255506" calcext:value-type="float">
            <text:p>-0.2677255506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0.16909444445" calcext:value-type="float">
            <text:p>0.169094444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-0.5837685711" calcext:value-type="float">
            <text:p>-0.5837685711</text:p>
          </table:table-cell>
          <table:table-cell office:value-type="string" calcext:value-type="string">
            <text:p><text:s/>[]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1094860725" calcext:value-type="float">
            <text:p>-0.10948607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" calcext:value-type="float">
            <text:p>0</text:p>
          </table:table-cell>
          <table:table-cell office:value-type="float" office:value="-0.8556634637" calcext:value-type="float">
            <text:p>-0.8556634637</text:p>
          </table:table-cell>
          <table:table-cell office:value-type="string" calcext:value-type="string">
            <text:p><text:s/>[]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2501783914" calcext:value-type="float">
            <text:p>-0.2501783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36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-0.5667387826" calcext:value-type="float">
            <text:p>-0.5667387826</text:p>
          </table:table-cell>
          <table:table-cell office:value-type="string" calcext:value-type="string">
            <text:p><text:s/>[]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0.04340663105" calcext:value-type="float">
            <text:p>0.043406631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7219957044" calcext:value-type="float">
            <text:p>-0.7219957044</text:p>
          </table:table-cell>
          <table:table-cell office:value-type="string" calcext:value-type="string">
            <text:p><text:s/>[]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12487740085" calcext:value-type="float">
            <text:p>-0.124877400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-0.574632469" calcext:value-type="float">
            <text:p>-0.574632469</text:p>
          </table:table-cell>
          <table:table-cell office:value-type="string" calcext:value-type="string">
            <text:p><text:s/>[1.19765266]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06641062935" calcext:value-type="float">
            <text:p>-0.066410629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-0.5856569224" calcext:value-type="float">
            <text:p>-0.585656922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8811304075" calcext:value-type="float">
            <text:p>-0.088113040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0833880018695652" calcext:value-type="float">
            <text:p>0.0833880018695652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-0.4121925507" calcext:value-type="float">
            <text:p>-0.4121925507</text:p>
          </table:table-cell>
          <table:table-cell office:value-type="string" calcext:value-type="string">
            <text:p><text:s/>[3.214953]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0.19602383905" calcext:value-type="float">
            <text:p>0.196023839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76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-0.5881731367" calcext:value-type="float">
            <text:p>-0.5881731367</text:p>
          </table:table-cell>
          <table:table-cell office:value-type="string" calcext:value-type="string">
            <text:p><text:s/>[]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31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-0.1145560498" calcext:value-type="float">
            <text:p>-0.1145560498</text:p>
          </table:table-cell>
          <table:table-cell office:value-type="string" calcext:value-type="string">
            <text:p><text:s/>[4.67367216]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3266418464" calcext:value-type="float">
            <text:p>0.32664184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-0.219355856" calcext:value-type="float">
            <text:p>-0.219355856</text:p>
          </table:table-cell>
          <table:table-cell office:value-type="string" calcext:value-type="string">
            <text:p><text:s/>[]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0.5047114102" calcext:value-type="float">
            <text:p>0.50471141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-0.5309074719" calcext:value-type="float">
            <text:p>-0.5309074719</text:p>
          </table:table-cell>
          <table:table-cell office:value-type="string" calcext:value-type="string">
            <text:p><text:s/>[]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15707586465" calcext:value-type="float">
            <text:p>-0.157075864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592066867086957" calcext:value-type="float">
            <text:p>-0.0592066867086957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75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-0.346350799" calcext:value-type="float">
            <text:p>-0.346350799</text:p>
          </table:table-cell>
          <table:table-cell office:value-type="string" calcext:value-type="string">
            <text:p><text:s/>[]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0.1449401736" calcext:value-type="float">
            <text:p>0.144940173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-0.6663402487" calcext:value-type="float">
            <text:p>-0.6663402487</text:p>
          </table:table-cell>
          <table:table-cell office:value-type="string" calcext:value-type="string">
            <text:p><text:s/>[]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0543883177" calcext:value-type="float">
            <text:p>-0.05438831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-0.5097804972" calcext:value-type="float">
            <text:p>-0.5097804972</text:p>
          </table:table-cell>
          <table:table-cell office:value-type="string" calcext:value-type="string">
            <text:p><text:s/>[0.653911]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04891346265" calcext:value-type="float">
            <text:p>-0.0489134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" calcext:value-type="float">
            <text:p>0</text:p>
          </table:table-cell>
          <table:table-cell office:value-type="float" office:value="-0.5524234757" calcext:value-type="float">
            <text:p>-0.5524234757</text:p>
          </table:table-cell>
          <table:table-cell office:value-type="string" calcext:value-type="string">
            <text:p><text:s/>[]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2114826372" calcext:value-type="float">
            <text:p>-0.21148263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6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-0.1460112396" calcext:value-type="float">
            <text:p>-0.1460112396</text:p>
          </table:table-cell>
          <table:table-cell office:value-type="string" calcext:value-type="string">
            <text:p><text:s/>[]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52119947585" calcext:value-type="float">
            <text:p>0.521199475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397165063956522" calcext:value-type="float">
            <text:p>0.039716506395652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3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-0.1792270768" calcext:value-type="float">
            <text:p>-0.1792270768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1927094478" calcext:value-type="float">
            <text:p>0.19270944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59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60599886265" calcext:value-type="float">
            <text:p>0.6059988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2716652984" calcext:value-type="float">
            <text:p>-0.2716652984</text:p>
          </table:table-cell>
          <table:table-cell office:value-type="string" calcext:value-type="string">
            <text:p><text:s/>[]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0.17290066665" calcext:value-type="float">
            <text:p>0.172900666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-0.7541857333" calcext:value-type="float">
            <text:p>-0.7541857333</text:p>
          </table:table-cell>
          <table:table-cell office:value-type="string" calcext:value-type="string">
            <text:p><text:s/>[0.]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4133098877" calcext:value-type="float">
            <text:p>-0.41330988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" calcext:value-type="float">
            <text:p>0</text:p>
          </table:table-cell>
          <table:table-cell office:value-type="float" office:value="-0.349822337" calcext:value-type="float">
            <text:p>-0.349822337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1709061985" calcext:value-type="float">
            <text:p>-0.17090619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-0.198943625" calcext:value-type="float">
            <text:p>-0.19894362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" calcext:value-type="float">
            <text:p>0</text:p>
          </table:table-cell>
          <table:table-cell office:value-type="float" office:value="0.3848091939" calcext:value-type="float">
            <text:p>0.38480919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1.50405766855" calcext:value-type="float">
            <text:p>1.50405766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8782766706" calcext:value-type="float">
            <text:p>-0.8782766706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6426053864" calcext:value-type="float">
            <text:p>-0.64260538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27775250417391" calcext:value-type="float">
            <text:p>-0.72777525041739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-0.891175" calcext:value-type="float">
            <text:p>-0.891175</text:p>
          </table:table-cell>
          <table:table-cell office:value-type="string" calcext:value-type="string">
            <text:p><text:s/>[0.]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7028230694" calcext:value-type="float">
            <text:p>-0.7028230694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8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29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0.348138778282609" calcext:value-type="float">
            <text:p>0.348138778282609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  <table:table-cell/>
          <table:table-cell table:formula="of:=IF([.B2]&lt;0;1;0)" office:value-type="float" office:value="1" calcext:value-type="float">
            <text:p>1</text:p>
          </table:table-cell>
          <table:table-cell table:formula="of:=IF([.B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string" calcext:value-type="string">
            <text:p><text:s/>[]</text:p>
          </table:table-cell>
          <table:table-cell office:value-type="float" office:value="-0.349391133004348" calcext:value-type="float">
            <text:p>-0.349391133004348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  <table:table-cell/>
          <table:table-cell table:formula="of:=IF([.B3]&lt;0;1;0)" office:value-type="float" office:value="1" calcext:value-type="float">
            <text:p>1</text:p>
          </table:table-cell>
          <table:table-cell table:formula="of:=IF([.B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0" calcext:value-type="float">
            <text:p>0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string" calcext:value-type="string">
            <text:p><text:s/>[]</text:p>
          </table:table-cell>
          <table:table-cell office:value-type="float" office:value="-0.453784981417391" calcext:value-type="float">
            <text:p>-0.453784981417391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0" calcext:value-type="float">
            <text:p>0</text:p>
          </table:table-cell>
          <table:table-cell table:formula="of:=IF(ABS([.$B4])&lt;0.75;1;0)" office:value-type="float" office:value="1" calcext:value-type="float">
            <text:p>1</text:p>
          </table:table-cell>
          <table:table-cell/>
          <table:table-cell table:formula="of:=IF([.B4]&lt;0;1;0)" office:value-type="float" office:value="1" calcext:value-type="float">
            <text:p>1</text:p>
          </table:table-cell>
          <table:table-cell table:formula="of:=IF([.B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36</text:p>
          </table:table-cell>
          <table:table-cell office:value-type="string" calcext:value-type="string">
            <text:p><text:s/>[]</text:p>
          </table:table-cell>
          <table:table-cell office:value-type="float" office:value="-0.209018681495652" calcext:value-type="float">
            <text:p>-0.20901868149565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  <table:table-cell/>
          <table:table-cell table:formula="of:=IF([.B5]&lt;0;1;0)" office:value-type="float" office:value="1" calcext:value-type="float">
            <text:p>1</text:p>
          </table:table-cell>
          <table:table-cell table:formula="of:=IF([.B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string" calcext:value-type="string">
            <text:p><text:s/>[]</text:p>
          </table:table-cell>
          <table:table-cell office:value-type="float" office:value="-0.38765166853913" calcext:value-type="float">
            <text:p>-0.3876516685391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  <table:table-cell/>
          <table:table-cell table:formula="of:=IF([.B6]&l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string" calcext:value-type="string">
            <text:p><text:s/>[1.19765266]</text:p>
          </table:table-cell>
          <table:table-cell office:value-type="float" office:value="-0.242659277530435" calcext:value-type="float">
            <text:p>-0.242659277530435</text:p>
          </table:table-cell>
          <table:table-cell/>
          <table:table-cell table:formula="of:=IF(ABS([.$B7])&lt;0.25;1;0)" office:value-type="float" office:value="0" calcext:value-type="float">
            <text:p>0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  <table:table-cell/>
          <table:table-cell table:formula="of:=IF([.B7]&lt;0;1;0)" office:value-type="float" office:value="1" calcext:value-type="float">
            <text:p>1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139324229" calcext:value-type="float">
            <text:p>-0.2139324229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  <table:table-cell/>
          <table:table-cell table:formula="of:=IF([.B8]&lt;0;1;0)" office:value-type="float" office:value="1" calcext:value-type="float">
            <text:p>1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string" calcext:value-type="string">
            <text:p><text:s/>[3.214953]</text:p>
          </table:table-cell>
          <table:table-cell office:value-type="float" office:value="0.0833880018695652" calcext:value-type="float">
            <text:p>0.0833880018695652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  <table:table-cell/>
          <table:table-cell table:formula="of:=IF([.B9]&lt;0;1;0)" office:value-type="float" office:value="1" calcext:value-type="float">
            <text:p>1</text:p>
          </table:table-cell>
          <table:table-cell table:formula="of:=IF([.B9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0" calcext:value-type="float">
            <text:p>0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76</text:p>
          </table:table-cell>
          <table:table-cell office:value-type="string" calcext:value-type="string">
            <text:p><text:s/>[]</text:p>
          </table:table-cell>
          <table:table-cell office:value-type="float" office:value="-0.265340270743478" calcext:value-type="float">
            <text:p>-0.265340270743478</text:p>
          </table:table-cell>
          <table:table-cell/>
          <table:table-cell table:formula="of:=IF(ABS([.$B10])&lt;0.25;1;0)" office:value-type="float" office:value="0" calcext:value-type="float">
            <text:p>0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  <table:table-cell/>
          <table:table-cell table:formula="of:=IF([.B10]&l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31</text:p>
          </table:table-cell>
          <table:table-cell office:value-type="float" office:value="0.234873095986034" calcext:value-type="float">
            <text:p>0.234873095986034</text:p>
          </table:table-cell>
          <table:table-cell office:value-type="string" calcext:value-type="string">
            <text:p><text:s/>[4.67367216]</text:p>
          </table:table-cell>
          <table:table-cell office:value-type="float" office:value="0.34667394296087" calcext:value-type="float">
            <text:p>0.34667394296087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  <table:table-cell/>
          <table:table-cell table:formula="of:=IF([.B11]&lt;0;1;0)" office:value-type="float" office:value="0" calcext:value-type="float">
            <text:p>0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string" calcext:value-type="string">
            <text:p><text:s/>[]</text:p>
          </table:table-cell>
          <table:table-cell office:value-type="float" office:value="0.253055510308696" calcext:value-type="float">
            <text:p>0.253055510308696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  <table:table-cell/>
          <table:table-cell table:formula="of:=IF([.B12]&lt;0;1;0)" office:value-type="float" office:value="0" calcext:value-type="float">
            <text:p>0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string" calcext:value-type="string">
            <text:p><text:s/>[]</text:p>
          </table:table-cell>
          <table:table-cell office:value-type="float" office:value="-0.310335476034783" calcext:value-type="float">
            <text:p>-0.310335476034783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  <table:table-cell/>
          <table:table-cell table:formula="of:=IF([.B13]&lt;0;1;0)" office:value-type="float" office:value="1" calcext:value-type="float">
            <text:p>1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75</text:p>
          </table:table-cell>
          <table:table-cell office:value-type="string" calcext:value-type="string">
            <text:p><text:s/>[]</text:p>
          </table:table-cell>
          <table:table-cell office:value-type="float" office:value="-0.0592066867086957" calcext:value-type="float">
            <text:p>-0.0592066867086957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  <table:table-cell/>
          <table:table-cell table:formula="of:=IF([.B14]&lt;0;1;0)" office:value-type="float" office:value="1" calcext:value-type="float">
            <text:p>1</text:p>
          </table:table-cell>
          <table:table-cell table:formula="of:=IF([.B1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string" calcext:value-type="string">
            <text:p><text:s/>[]</text:p>
          </table:table-cell>
          <table:table-cell office:value-type="float" office:value="-0.240695514895652" calcext:value-type="float">
            <text:p>-0.240695514895652</text:p>
          </table:table-cell>
          <table:table-cell/>
          <table:table-cell table:formula="of:=IF(ABS([.$B15])&lt;0.25;1;0)" office:value-type="float" office:value="0" calcext:value-type="float">
            <text:p>0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  <table:table-cell/>
          <table:table-cell table:formula="of:=IF([.B15]&l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string" calcext:value-type="string">
            <text:p><text:s/>[0.653911]</text:p>
          </table:table-cell>
          <table:table-cell office:value-type="float" office:value="-0.248813645021739" calcext:value-type="float">
            <text:p>-0.248813645021739</text:p>
          </table:table-cell>
          <table:table-cell/>
          <table:table-cell table:formula="of:=IF(ABS([.$B16])&lt;0.25;1;0)" office:value-type="float" office:value="0" calcext:value-type="float">
            <text:p>0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  <table:table-cell/>
          <table:table-cell table:formula="of:=IF([.B16]&l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0" calcext:value-type="float">
            <text:p>0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string" calcext:value-type="string">
            <text:p><text:s/>[]</text:p>
          </table:table-cell>
          <table:table-cell office:value-type="float" office:value="-0.283466942252174" calcext:value-type="float">
            <text:p>-0.283466942252174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  <table:table-cell/>
          <table:table-cell table:formula="of:=IF([.B17]&l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6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string" calcext:value-type="string">
            <text:p><text:s/>[]</text:p>
          </table:table-cell>
          <table:table-cell office:value-type="float" office:value="0.274685322043478" calcext:value-type="float">
            <text:p>0.274685322043478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  <table:table-cell/>
          <table:table-cell table:formula="of:=IF([.B18]&lt;0;1;0)" office:value-type="float" office:value="0" calcext:value-type="float">
            <text:p>0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3</text:p>
          </table:table-cell>
          <table:table-cell office:value-type="float" office:value="0.142564438462172" calcext:value-type="float">
            <text:p>0.142564438462172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0.0397165063956522" calcext:value-type="float">
            <text:p>0.0397165063956522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  <table:table-cell/>
          <table:table-cell table:formula="of:=IF([.B19]&lt;0;1;0)" office:value-type="float" office:value="0" calcext:value-type="float">
            <text:p>0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" calcext:value-type="float">
            <text:p>0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59</text:p>
          </table:table-cell>
          <table:table-cell office:value-type="float" office:value="0.385729438617844" calcext:value-type="float">
            <text:p>0.385729438617844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449745494573913" calcext:value-type="float">
            <text:p>0.449745494573913</text:p>
          </table:table-cell>
          <table:table-cell/>
          <table:table-cell table:formula="of:=IF(ABS([.$B20])&lt;0.25;1;0)" office:value-type="float" office:value="1" calcext:value-type="float">
            <text:p>1</text:p>
          </table:table-cell>
          <table:table-cell table:formula="of:=IF(ABS([.$B20])&lt;0.5;1;0)" office:value-type="float" office:value="1" calcext:value-type="float">
            <text:p>1</text:p>
          </table:table-cell>
          <table:table-cell table:formula="of:=IF(ABS([.$B20])&lt;0.75;1;0)" office:value-type="float" office:value="1" calcext:value-type="float">
            <text:p>1</text:p>
          </table:table-cell>
          <table:table-cell/>
          <table:table-cell table:formula="of:=IF([.B20]&lt;0;1;0)" office:value-type="float" office:value="0" calcext:value-type="float">
            <text:p>0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string" calcext:value-type="string">
            <text:p><text:s/>[]</text:p>
          </table:table-cell>
          <table:table-cell office:value-type="float" office:value="-0.013412921673913" calcext:value-type="float">
            <text:p>-0.013412921673913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  <table:table-cell/>
          <table:table-cell table:formula="of:=IF([.B21]&lt;0;1;0)" office:value-type="float" office:value="1" calcext:value-type="float">
            <text:p>1</text:p>
          </table:table-cell>
          <table:table-cell table:formula="of:=IF([.B21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string" calcext:value-type="string">
            <text:p><text:s/>[0.]</text:p>
          </table:table-cell>
          <table:table-cell office:value-type="float" office:value="-0.494826838456522" calcext:value-type="float">
            <text:p>-0.4948268384565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0" calcext:value-type="float">
            <text:p>0</text:p>
          </table:table-cell>
          <table:table-cell table:formula="of:=IF(ABS([.$B22])&lt;0.75;1;0)" office:value-type="float" office:value="1" calcext:value-type="float">
            <text:p>1</text:p>
          </table:table-cell>
          <table:table-cell/>
          <table:table-cell table:formula="of:=IF([.B22]&lt;0;1;0)" office:value-type="float" office:value="1" calcext:value-type="float">
            <text:p>1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0" calcext:value-type="float">
            <text:p>0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59317523834782" calcext:value-type="float">
            <text:p>-0.259317523834782</text:p>
          </table:table-cell>
          <table:table-cell/>
          <table:table-cell table:formula="of:=IF(ABS([.$B23])&lt;0.25;1;0)" office:value-type="float" office:value="1" calcext:value-type="float">
            <text:p>1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  <table:table-cell/>
          <table:table-cell table:formula="of:=IF([.B23]&lt;0;1;0)" office:value-type="float" office:value="1" calcext:value-type="float">
            <text:p>1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0.255406867826087" calcext:value-type="float">
            <text:p>0.255406867826087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  <table:table-cell/>
          <table:table-cell table:formula="of:=IF([.B24]&lt;0;1;0)" office:value-type="float" office:value="0" calcext:value-type="float">
            <text:p>0</text:p>
          </table:table-cell>
          <table:table-cell table:formula="of:=IF([.B2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0" calcext:value-type="float">
            <text:p>0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string" calcext:value-type="string">
            <text:p><text:s/>[]</text:p>
          </table:table-cell>
          <table:table-cell office:value-type="float" office:value="0.871650909508696" calcext:value-type="float">
            <text:p>0.871650909508696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1" calcext:value-type="float">
            <text:p>1</text:p>
          </table:table-cell>
          <table:table-cell/>
          <table:table-cell table:formula="of:=IF([.B25]&lt;0;1;0)" office:value-type="float" office:value="0" calcext:value-type="float">
            <text:p>0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67338092286087" calcext:value-type="float">
            <text:p>-0.67338092286087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  <table:table-cell/>
          <table:table-cell table:formula="of:=IF([.B26]&lt;0;1;0)" office:value-type="float" office:value="1" calcext:value-type="float">
            <text:p>1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028230694" calcext:value-type="float">
            <text:p>-0.7028230694</text:p>
          </table:table-cell>
          <table:table-cell office:value-type="float" office:value="-0.891175" calcext:value-type="float">
            <text:p>-0.891175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string" calcext:value-type="string">
            <text:p><text:s/>[0.]</text:p>
          </table:table-cell>
          <table:table-cell office:value-type="float" office:value="-0.727775250417391" calcext:value-type="float">
            <text:p>-0.727775250417391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  <table:table-cell/>
          <table:table-cell table:formula="of:=IF([.B27]&l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0.7404325624" calcext:value-type="float">
            <text:p>0.7404325624</text:p>
          </table:table-cell>
          <table:table-cell table:formula="of:=MAX([.C2:.C27])" office:value-type="float" office:value="0.1962115298" calcext:value-type="float">
            <text:p>0.1962115298</text:p>
          </table:table-cell>
          <table:table-cell table:formula="of:=MAX([.D2:.D27])" office:value-type="float" office:value="1.50405766855" calcext:value-type="float">
            <text:p>1.5040576685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2.0555915" calcext:value-type="float">
            <text:p>2.0555915</text:p>
          </table:table-cell>
          <table:table-cell table:formula="of:=MAX([.G2:.G27])" office:value-type="float" office:value="1.30784613875" calcext:value-type="float">
            <text:p>1.30784613875</text:p>
          </table:table-cell>
          <table:table-cell table:formula="of:=MAX([.H2:.H27])" office:value-type="float" office:value="0.312286071461726" calcext:value-type="float">
            <text:p>0.312286071461726</text:p>
          </table:table-cell>
          <table:table-cell table:formula="of:=MAX([.I2:.I27])" office:value-type="float" office:value="1.16857905333827" calcext:value-type="float">
            <text:p>1.16857905333827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871650909508696" calcext:value-type="float">
            <text:p>0.871650909508696</text:p>
          </table:table-cell>
          <table:table-cell/>
          <table:table-cell table:formula="of:=SUM([.M2:.M27])" office:value-type="float" office:value="12" calcext:value-type="float">
            <text:p>12</text:p>
          </table:table-cell>
          <table:table-cell table:formula="of:=SUM([.N2:.N27])" office:value-type="float" office:value="21" calcext:value-type="float">
            <text:p>21</text:p>
          </table:table-cell>
          <table:table-cell table:formula="of:=SUM([.O2:.O27])" office:value-type="float" office:value="25" calcext:value-type="float">
            <text:p>25</text:p>
          </table:table-cell>
          <table:table-cell/>
          <table:table-cell table:formula="of:=SUM([.Q2:.Q27])" office:value-type="float" office:value="19" calcext:value-type="float">
            <text:p>19</text:p>
          </table:table-cell>
          <table:table-cell table:formula="of:=SUM([.R2:.R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916186912" calcext:value-type="float">
            <text:p>-0.7916186912</text:p>
          </table:table-cell>
          <table:table-cell table:formula="of:=MIN([.C2:.C27])" office:value-type="float" office:value="-0.8676789499" calcext:value-type="float">
            <text:p>-0.8676789499</text:p>
          </table:table-cell>
          <table:table-cell table:formula="of:=MIN([.D2:.D27])" office:value-type="float" office:value="-0.7028230694" calcext:value-type="float">
            <text:p>-0.7028230694</text:p>
          </table:table-cell>
          <table:table-cell table:formula="of:=MIN([.E2:.E27])" office:value-type="float" office:value="-0.891175" calcext:value-type="float">
            <text:p>-0.891175</text:p>
          </table:table-cell>
          <table:table-cell table:formula="of:=MIN([.F2:.F27])" office:value-type="float" office:value="-0.6147386921" calcext:value-type="float">
            <text:p>-0.6147386921</text:p>
          </table:table-cell>
          <table:table-cell table:formula="of:=MIN([.G2:.G27])" office:value-type="float" office:value="0.1153665703" calcext:value-type="float">
            <text:p>0.1153665703</text:p>
          </table:table-cell>
          <table:table-cell table:formula="of:=MIN([.H2:.H27])" office:value-type="float" office:value="-0.82938597190837" calcext:value-type="float">
            <text:p>-0.82938597190837</text:p>
          </table:table-cell>
          <table:table-cell table:formula="of:=MIN([.I2:.I27])" office:value-type="float" office:value="-0.75385141049163" calcext:value-type="float">
            <text:p>-0.75385141049163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27775250417391" calcext:value-type="float">
            <text:p>-0.72777525041739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1" table:target-range-address="Sheet2.B19:Sheet2.N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5:35:17.125466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30T15:36:13.314805869</dc:date>
    <meta:editing-duration>PT16M28S</meta:editing-duration>
    <meta:editing-cycles>4</meta:editing-cycles>
    <meta:generator>LibreOffice/7.3.2.2$Linux_X86_64 LibreOffice_project/30$Build-2</meta:generator>
    <meta:document-statistic meta:table-count="3" meta:cell-count="1934" meta:object-count="0"/>
  </office:meta>
</office:document-meta>
</file>